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90000006853B7E2C8B0D79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courier new" svg:font-family="'courier new', monospace"/>
    <style:font-face style:name="times new roman" svg:font-family="'times new roman', sans-serif"/>
    <style:font-face style:name="Meslo LG S for Powerline" svg:font-family="'Meslo LG S for Powerline'" style:font-pitch="fixed"/>
    <style:font-face style:name="Ubuntu" svg:font-family="Ubuntu" style:font-pitch="variable"/>
    <style:font-face style:name="Ubuntu1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Стандарт" style:list-style-name="L1">
      <style:text-properties officeooo:paragraph-rsid="0012d154"/>
    </style:style>
    <style:style style:name="P2" style:family="paragraph" style:parent-style-name="Стандарт" style:list-style-name="L2">
      <style:text-properties officeooo:rsid="0013ffaf" officeooo:paragraph-rsid="0013ffaf"/>
    </style:style>
    <style:style style:name="P3" style:family="paragraph" style:parent-style-name="Код" style:list-style-name="L1">
      <style:text-properties officeooo:paragraph-rsid="0012d154"/>
    </style:style>
    <style:style style:name="T1" style:family="text">
      <style:text-properties officeooo:rsid="0012d15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37317733" text:style-name="L1">
        <text:list-item>
          <text:p text:style-name="P1"><text:span text:style-name="T1">Задача 2.G</text:span></text:p>
          <text:p text:style-name="P1">Строка называется <text:span text:style-name="T2">бинарной</text:span>, если она состоит только из символов «<text:span text:style-name="T3">0</text:span>» и «<text:span text:style-name="T3">1</text:span>». Строка <text:span text:style-name="T5">v</text:span> называется <text:span text:style-name="T4">подстрокой</text:span> строки <text:span text:style-name="T5">w</text:span>, если она имеет ненулевую длину, и ее можно прочитать, начиная с некоторой позиции, в строке <text:span text:style-name="T5">w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">Дана бинарная строка <text:span text:style-name="T5">s</text:span>. Ваша задача — найти количество ее подстрок, содержащих ровно <text:span text:style-name="T5">k</text:span> единиц.</text:p>
          <text:p text:style-name="P1"><draw:frame draw:style-name="fr1" draw:name="Изображение1" text:anchor-type="paragraph" svg:x="1.332cm" svg:y="0cm" svg:width="16.365cm" svg:height="1.949cm" draw:z-index="0"><draw:image xlink:href="Pictures/10000201000003690000006853B7E2C8B0D79BD0.png" xlink:type="simple" xlink:show="embed" xlink:actuate="onLoad" loext:mime-type="image/png"/></draw:frame></text:p>
        </text:list-item>
      </text:list>
      <text:p text:style-name="Код">k = int(input())</text:p>
      <text:p text:style-name="Код">ss = input()</text:p>
      <text:p text:style-name="Код">m = len(ss)</text:p>
      <text:p text:style-name="Код"/>
      <text:p text:style-name="Код">zeros = []</text:p>
      <text:p text:style-name="Код">past = '1'</text:p>
      <text:p text:style-name="Код">for s in ss:</text:p>
      <text:p text:style-name="Код"><text:s text:c="4"/>if past == '1' and s == '1':</text:p>
      <text:p text:style-name="Код"><text:s text:c="8"/>zeros.append(0)</text:p>
      <text:p text:style-name="Код"><text:s text:c="4"/>elif past == '1' and s == '0':</text:p>
      <text:p text:style-name="Код"><text:s text:c="8"/>zeros.append(1)</text:p>
      <text:p text:style-name="Код"><text:s text:c="4"/>elif past == '0' and s == '0':</text:p>
      <text:p text:style-name="Код"><text:s text:c="8"/>zeros[-1] += 1</text:p>
      <text:p text:style-name="Код"><text:s text:c="4"/>past = s</text:p>
      <text:p text:style-name="Код">if ss[-1] == '1':</text:p>
      <text:p text:style-name="Код"><text:s text:c="4"/>zeros.append(0)</text:p>
      <text:p text:style-name="Код">res = 0</text:p>
      <text:p text:style-name="Код">if k != 0:</text:p>
      <text:p text:style-name="Код"><text:s text:c="4"/>i = 0</text:p>
      <text:p text:style-name="Код"><text:s text:c="4"/>while i + k &lt; len(zeros):</text:p>
      <text:p text:style-name="Код"><text:s text:c="8"/>res += (zeros[i]+1)*(zeros[i+k]+1)</text:p>
      <text:p text:style-name="Код"><text:s text:c="8"/>i += 1</text:p>
      <text:p text:style-name="Код">elif k == 0:</text:p>
      <text:p text:style-name="Код"><text:s text:c="4"/>i = 0</text:p>
      <text:p text:style-name="Код"><text:s text:c="4"/>while i + k &lt; len(zeros):</text:p>
      <text:p text:style-name="Код"><text:s text:c="8"/>res += int(0.5*zeros[i]*(zeros[i+k]+1))</text:p>
      <text:p text:style-name="Код"><text:s text:c="8"/>i += 1</text:p>
      <text:p text:style-name="Код">print(res)</text:p>
      <text:list xml:id="list3844592325" text:style-name="L2">
        <text:list-item>
          <text:p text:style-name="P2">Задача</text:p>
        </text:list-item>
      </text:list>
      <text:p text:style-name="Код"/>
      <text:list xml:id="list185723416796820" text:continue-list="list2837317733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courier new" svg:font-family="'courier new', monospace"/>
    <style:font-face style:name="times new roman" svg:font-family="'times new roman', sans-serif"/>
    <style:font-face style:name="Meslo LG S for Powerline" svg:font-family="'Meslo LG S for Powerline'" style:font-pitch="fixed"/>
    <style:font-face style:name="Ubuntu" svg:font-family="Ubuntu" style:font-pitch="variable"/>
    <style:font-face style:name="Ubuntu1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Meslo LG S for Powerline" fo:font-family="'Meslo LG S for Powerline'" style:font-pitch="fixed" fo:font-size="9pt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1" fo:font-family="Ubuntu" style:font-style-name="Обычный" style:font-pitch="variable" fo:font-size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8-11-18T18:57:22.022980932</dc:date>
    <meta:editing-duration>PT10M20S</meta:editing-duration>
    <meta:editing-cycles>1</meta:editing-cycles>
    <meta:document-statistic meta:table-count="0" meta:image-count="1" meta:object-count="0" meta:page-count="1" meta:paragraph-count="31" meta:word-count="184" meta:character-count="1084" meta:non-whitespace-character-count="839"/>
    <meta:generator>LibreOffice/6.0.6.2$Linux_X86_64 LibreOffice_project/00m0$Build-2</meta:generator>
  </office:meta>
</office:document-meta>
</file>